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a57f" officeooo:paragraph-rsid="001ca57f"/>
    </style:style>
    <style:style style:name="P2" style:family="paragraph" style:parent-style-name="Standard">
      <style:paragraph-properties fo:text-align="justify" style:justify-single-word="false"/>
      <style:text-properties officeooo:rsid="001f8c9b" officeooo:paragraph-rsid="001f8c9b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207910" officeooo:paragraph-rsid="00207910"/>
    </style:style>
    <style:style style:name="P4" style:family="paragraph" style:parent-style-name="Standard">
      <style:paragraph-properties fo:text-align="justify" style:justify-single-word="false"/>
      <style:text-properties officeooo:rsid="0020d30e" officeooo:paragraph-rsid="0020d30e"/>
    </style:style>
    <style:style style:name="P5" style:family="paragraph" style:parent-style-name="Standard">
      <style:paragraph-properties fo:text-align="justify" style:justify-single-word="false"/>
      <style:text-properties officeooo:rsid="00223d8d" officeooo:paragraph-rsid="00223d8d"/>
    </style:style>
    <style:style style:name="P6" style:family="paragraph" style:parent-style-name="Standard">
      <style:paragraph-properties fo:text-align="start" style:justify-single-word="false"/>
      <style:text-properties officeooo:rsid="00223d8d" officeooo:paragraph-rsid="00223d8d"/>
    </style:style>
    <style:style style:name="P7" style:family="paragraph" style:parent-style-name="Standard">
      <style:paragraph-properties fo:text-align="start" style:justify-single-word="false"/>
      <style:text-properties officeooo:rsid="0022a369" officeooo:paragraph-rsid="0022a369"/>
    </style:style>
    <style:style style:name="T1" style:family="text">
      <style:text-properties officeooo:rsid="001e41b4"/>
    </style:style>
    <style:style style:name="T2" style:family="text">
      <style:text-properties officeooo:rsid="002079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ługa świateł na skrzyżowaniach (zielona fala)</text:p>
      <text:p text:style-name="P1"/>
      <text:p text:style-name="P1">Wykonali: Fryderyk Muras, Łukasz Gosek III rok informatyka</text:p>
      <text:p text:style-name="P1">Email: …, lgosek@student.agh.edu.pl</text:p>
      <text:p text:style-name="P1"/>
      <text:p text:style-name="P1">Cel programu:</text:p>
      <text:p text:style-name="P1">Celem programu jest sterowanie światłami na trzech skrzyżowaniach w sposób zapewniający występowanie zielonej fali na drodze o największym natężeniu ruchu. <text:span text:style-name="T1">Ponadto prezentowana jest liczba samochodów oczekujących na przejazd na każdym ze skrzyżowań. Całość programu utrzymana jest w konwencji współbieżnej.</text:span></text:p>
      <text:p text:style-name="P1"/>
      <text:p text:style-name="P2">Opis i schemat struktury zadaniowej:</text:p>
      <text:p text:style-name="P2">Struktura programu opiera się na lekkich procesach Erlanga, które komunikują się ze sobą poprzez wiadomości. <text:span text:style-name="T2">Program składa się z następujących procesów:</text:span></text:p>
      <text:list xml:id="list7893759805103081066" text:style-name="L1">
        <text:list-item>
          <text:p text:style-name="P3">main – główny proces odpowiadający za całość symulacji</text:p>
        </text:list-item>
        <text:list-item>
          <text:p text:style-name="P3">keyboardListener – proces obsługujący klawiaturę, odczytuje komendy użytkownika</text:p>
        </text:list-item>
        <text:list-item>
          <text:p text:style-name="P3">intersectionModel – proces modelujący jedno skrzyżowanie</text:p>
        </text:list-item>
        <text:list-item>
          <text:p text:style-name="P3">lightsPair – proces modelujący parę sygnalizatorów położonych na przeciwległych drogach na skrzyżowaniu</text:p>
        </text:list-item>
      </text:list>
      <text:p text:style-name="P4">Proces main spawnuje proces keyboardListener oraz trzy (po jednym dla każdego skrzyżowania) procesy intersectionModel. Następnie każdy z nich spawnuje dwa procesy lightsPair. W procesie symulacji, w odpowiednich odstępach czasu proces main wysyła do procesów intersectionModel wiadomości o konieczności przełączenia świateł, każdy z nich przesyła odpowiednie wiadomości do swoich procesów lightsPair. Proces keyboardListener po odczytaniu znaku z klawiatury przesyła go w wiadomości do procesu main.</text:p>
      <text:p text:style-name="P4"/>
      <text:p text:style-name="P5">Instrukcja obsługi:</text:p>
      <text:p text:style-name="P6">Program należy uruchamiać z poziomu shella Erlanga. Kompilacja modułu: c(lights). Uruchomienie procedury głównej rozpoczynającej symulację: lights:main(). Aby zakończyć działanie programu należy nacisnąć „q” i potwierdzić klawiszem Enter.</text:p>
      <text:p text:style-name="P6"/>
      <text:p text:style-name="P7">Możliwe rozszerzenia programu:</text:p>
      <text:p text:style-name="P7">W stosunkowo łatwy sposób możliwe jest rozszerzenie programu o kolejne skrzyżowania na głównej drodze. Umożliwia to stworzenie uniwersalnego modelu skrzyżowania, który może być wykorzystany wielokrotnie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3:51:19.608044728</meta:creation-date>
    <dc:date>2019-01-12T14:38:48.047078129</dc:date>
    <meta:editing-duration>PT16M5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39" meta:character-count="1935" meta:non-whitespace-character-count="1711"/>
  </office:meta>
</office:document-meta>
</file>